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e49d" officeooo:paragraph-rsid="0001e49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f145" officeooo:paragraph-rsid="0003f14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145" officeooo:paragraph-rsid="0012dc8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f145" officeooo:paragraph-rsid="001f3fa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92af" officeooo:paragraph-rsid="000492a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492af" officeooo:paragraph-rsid="0012dc8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1ede" officeooo:paragraph-rsid="0016c04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1ede" officeooo:paragraph-rsid="001ce2f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1e49d" officeooo:paragraph-rsid="0001e49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38a91" officeooo:paragraph-rsid="00038a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fa48" officeooo:paragraph-rsid="0008fa4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bd09c" officeooo:paragraph-rsid="000bd09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3f145" officeooo:paragraph-rsid="0003f14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3f145" officeooo:paragraph-rsid="0013c65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492af" officeooo:paragraph-rsid="000492a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3c651" officeooo:paragraph-rsid="0013c65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3eb65" officeooo:paragraph-rsid="0013eb6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3eb65" officeooo:paragraph-rsid="00081ede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3eb65" officeooo:paragraph-rsid="001dbc6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dbc6f" officeooo:paragraph-rsid="001dbc6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dbc6f" officeooo:paragraph-rsid="001f3fa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3fa7" officeooo:paragraph-rsid="001f3fa7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03b0a" officeooo:paragraph-rsid="00203b0a" style:font-weight-asian="normal" style:font-weight-complex="normal"/>
    </style:style>
    <style:style style:name="P24" style:family="paragraph" style:parent-style-name="Standard">
      <style:text-properties fo:color="#000000" officeooo:rsid="0008fa48" officeooo:paragraph-rsid="0008fa48"/>
    </style:style>
    <style:style style:name="P25" style:family="paragraph" style:parent-style-name="Standard">
      <style:text-properties fo:color="#000000" officeooo:rsid="000a2aa7" officeooo:paragraph-rsid="000a2aa7"/>
    </style:style>
    <style:style style:name="P26" style:family="paragraph" style:parent-style-name="Standard">
      <style:text-properties fo:color="#000000" officeooo:rsid="000bd09c" officeooo:paragraph-rsid="000bd09c"/>
    </style:style>
    <style:style style:name="P27" style:family="paragraph" style:parent-style-name="Standard">
      <style:text-properties fo:color="#000000" officeooo:rsid="000bd09c" officeooo:paragraph-rsid="000a2aa7"/>
    </style:style>
    <style:style style:name="P28" style:family="paragraph" style:parent-style-name="Standard">
      <style:text-properties fo:color="#000000" officeooo:rsid="000c5fe6" officeooo:paragraph-rsid="000c5fe6"/>
    </style:style>
    <style:style style:name="P29" style:family="paragraph" style:parent-style-name="Standard">
      <style:text-properties fo:color="#000000" officeooo:rsid="000d9b81" officeooo:paragraph-rsid="000d9b81"/>
    </style:style>
    <style:style style:name="P30" style:family="paragraph" style:parent-style-name="Standard">
      <style:text-properties fo:color="#000000" officeooo:rsid="000ce437" officeooo:paragraph-rsid="000ce437"/>
    </style:style>
    <style:style style:name="P31" style:family="paragraph" style:parent-style-name="Standard">
      <style:text-properties fo:color="#000000" officeooo:rsid="000ce437" officeooo:paragraph-rsid="000d9b81"/>
    </style:style>
    <style:style style:name="P32" style:family="paragraph" style:parent-style-name="Standard">
      <style:text-properties fo:color="#000000" officeooo:rsid="000df0d3" officeooo:paragraph-rsid="000df0d3"/>
    </style:style>
    <style:style style:name="P33" style:family="paragraph" style:parent-style-name="Standard">
      <style:text-properties fo:color="#000000" officeooo:rsid="0018cb81" officeooo:paragraph-rsid="0018cb81"/>
    </style:style>
    <style:style style:name="P34" style:family="paragraph" style:parent-style-name="Standard">
      <style:text-properties fo:color="#000000" officeooo:rsid="001aa428" officeooo:paragraph-rsid="000bd09c"/>
    </style:style>
    <style:style style:name="P35" style:family="paragraph" style:parent-style-name="Standard">
      <style:text-properties fo:color="#000000" officeooo:rsid="001b8e0e" officeooo:paragraph-rsid="001b8e0e"/>
    </style:style>
    <style:style style:name="P36" style:family="paragraph" style:parent-style-name="Standard">
      <style:text-properties fo:color="#000000" officeooo:rsid="001c1e46" officeooo:paragraph-rsid="001c1e46"/>
    </style:style>
    <style:style style:name="P37" style:family="paragraph" style:parent-style-name="Standard">
      <style:text-properties officeooo:rsid="0008fa48" officeooo:paragraph-rsid="0008fa48"/>
    </style:style>
    <style:style style:name="P38" style:family="paragraph" style:parent-style-name="Standard">
      <style:text-properties officeooo:rsid="000bd09c" officeooo:paragraph-rsid="000bd09c"/>
    </style:style>
    <style:style style:name="P39" style:family="paragraph" style:parent-style-name="Standard">
      <style:text-properties officeooo:rsid="000bd09c" officeooo:paragraph-rsid="000ce437"/>
    </style:style>
    <style:style style:name="P40" style:family="paragraph" style:parent-style-name="Standard">
      <style:text-properties officeooo:rsid="000ce437" officeooo:paragraph-rsid="000ce437"/>
    </style:style>
    <style:style style:name="P41" style:family="paragraph" style:parent-style-name="Standard">
      <style:text-properties officeooo:rsid="000d9b81" officeooo:paragraph-rsid="000d9b81"/>
    </style:style>
    <style:style style:name="P42" style:family="paragraph" style:parent-style-name="Standard">
      <style:text-properties officeooo:rsid="00150099" officeooo:paragraph-rsid="00150099"/>
    </style:style>
    <style:style style:name="P43" style:family="paragraph" style:parent-style-name="Standard">
      <style:text-properties officeooo:rsid="00081ede" officeooo:paragraph-rsid="001ce2fa"/>
    </style:style>
    <style:style style:name="P44" style:family="paragraph" style:parent-style-name="Standard">
      <style:text-properties officeooo:rsid="0001e49d" officeooo:paragraph-rsid="0001e49d"/>
    </style:style>
    <style:style style:name="P45" style:family="paragraph" style:parent-style-name="Standard">
      <style:text-properties officeooo:paragraph-rsid="001dbc6f"/>
    </style:style>
    <style:style style:name="P46" style:family="paragraph" style:parent-style-name="Standard">
      <style:text-properties officeooo:paragraph-rsid="001f3fa7"/>
    </style:style>
    <style:style style:name="P47" style:family="paragraph" style:parent-style-name="Standard">
      <style:text-properties fo:color="#000000" officeooo:rsid="0016c049" officeooo:paragraph-rsid="000ce437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1ce2fa" officeooo:paragraph-rsid="001ce2fa" style:font-weight-asian="bold" style:font-weight-complex="bold"/>
    </style:style>
    <style:style style:name="P49" style:family="paragraph" style:parent-style-name="Standard">
      <style:text-properties style:text-underline-style="none" fo:font-weight="normal" officeooo:rsid="001f3fa7" officeooo:paragraph-rsid="001f3fa7" style:font-weight-asian="normal" style:font-weight-complex="normal"/>
    </style:style>
    <style:style style:name="P50" style:family="paragraph" style:parent-style-name="Standard">
      <style:text-properties officeooo:paragraph-rsid="000c5fe6"/>
    </style:style>
    <style:style style:name="T1" style:family="text">
      <style:text-properties officeooo:rsid="00038a91"/>
    </style:style>
    <style:style style:name="T2" style:family="text">
      <style:text-properties fo:color="#000000"/>
    </style:style>
    <style:style style:name="T3" style:family="text">
      <style:text-properties fo:color="#000000" officeooo:rsid="000a2aa7"/>
    </style:style>
    <style:style style:name="T4" style:family="text">
      <style:text-properties fo:color="#000000" officeooo:rsid="000ce437"/>
    </style:style>
    <style:style style:name="T5" style:family="text">
      <style:text-properties fo:color="#000000" officeooo:rsid="000d9b81"/>
    </style:style>
    <style:style style:name="T6" style:family="text">
      <style:text-properties fo:color="#000000" officeooo:rsid="0016c049"/>
    </style:style>
    <style:style style:name="T7" style:family="text">
      <style:text-properties fo:color="#000000" officeooo:rsid="001aa428"/>
    </style:style>
    <style:style style:name="T8" style:family="text">
      <style:text-properties fo:color="#000000" officeooo:rsid="000c5fe6"/>
    </style:style>
    <style:style style:name="T9" style:family="text">
      <style:text-properties fo:color="#000000" officeooo:rsid="00240cff"/>
    </style:style>
    <style:style style:name="T10" style:family="text">
      <style:text-properties fo:color="#000000" officeooo:rsid="002475ee"/>
    </style:style>
    <style:style style:name="T11" style:family="text">
      <style:text-properties officeooo:rsid="000bd09c"/>
    </style:style>
    <style:style style:name="T12" style:family="text">
      <style:text-properties officeooo:rsid="000d9b81"/>
    </style:style>
    <style:style style:name="T13" style:family="text">
      <style:text-properties officeooo:rsid="0012dc83"/>
    </style:style>
    <style:style style:name="T14" style:family="text">
      <style:text-properties officeooo:rsid="000492af"/>
    </style:style>
    <style:style style:name="T15" style:family="text">
      <style:text-properties officeooo:rsid="0013c651"/>
    </style:style>
    <style:style style:name="T16" style:family="text">
      <style:text-properties officeooo:rsid="0016c049"/>
    </style:style>
    <style:style style:name="T17" style:family="text">
      <style:text-properties officeooo:rsid="001b8e0e"/>
    </style:style>
    <style:style style:name="T18" style:family="text">
      <style:text-properties officeooo:rsid="001c3bd4"/>
    </style:style>
    <style:style style:name="T19" style:family="text">
      <style:text-properties officeooo:rsid="001ce2fa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6c04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ce2fa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f3fa7" style:font-weight-asian="bold" style:font-weight-complex="bold"/>
    </style:style>
    <style:style style:name="T24" style:family="text">
      <style:text-properties officeooo:rsid="001dbc6f"/>
    </style:style>
    <style:style style:name="T25" style:family="text">
      <style:text-properties officeooo:rsid="001f3fa7"/>
    </style:style>
    <style:style style:name="T26" style:family="text">
      <style:text-properties style:text-underline-style="none" fo:font-weight="normal" officeooo:rsid="001dbc6f" style:font-weight-asian="normal" style:font-weight-complex="normal"/>
    </style:style>
    <style:style style:name="T27" style:family="text">
      <style:text-properties style:text-underline-style="none" fo:font-weight="normal" officeooo:rsid="001f3fa7" style:font-weight-asian="normal" style:font-weight-complex="normal"/>
    </style:style>
    <style:style style:name="T28" style:family="text">
      <style:text-properties style:text-underline-style="none" fo:font-weight="normal" officeooo:rsid="00203b0a" style:font-weight-asian="normal" style:font-weight-complex="normal"/>
    </style:style>
    <style:style style:name="T29" style:family="text">
      <style:text-properties officeooo:rsid="00240c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escription</text:p>
      <text:p text:style-name="P1"/>
      <text:p text:style-name="P9">Ce document permet de saisir les informations d’empreint d’un client.</text:p>
      <text:p text:style-name="P1"/>
      <text:p text:style-name="P1">2)Flux de l’évènements</text:p>
      <text:p text:style-name="P1"/>
      <text:p text:style-name="P1">1. condition :</text:p>
      <text:p text:style-name="P1"/>
      <text:p text:style-name="P9">Seul le personnel et les bénévols peuvent enregistrer un empreint </text:p>
      <text:p text:style-name="P9"/>
      <text:p text:style-name="P9">Le client doit déjà être enregistré</text:p>
      <text:p text:style-name="P9"/>
      <text:p text:style-name="P1">2. :</text:p>
      <text:p text:style-name="P1"/>
      <text:p text:style-name="P11">Seul le personnel peut inscrire un client</text:p>
      <text:p text:style-name="P9">Les informations concernant le client sont mis à jour </text:p>
      <text:p text:style-name="P1"/>
      <text:p text:style-name="P1">3)Flot nominal</text:p>
      <text:p text:style-name="P1"/>
      <text:p text:style-name="P12"><text:span text:style-name="T16">1. </text:span>L’utilsateur se connecte</text:p>
      <text:p text:style-name="P12"><text:span text:style-name="T16">2. </text:span>Le système vérifie les données entrée par l’utilisateur </text:p>
      <text:p text:style-name="P12"/>
      <text:p text:style-name="P12"><text:tab/><text:span text:style-name="T16">2.a </text:span>- Si donnée correct programme continue</text:p>
      <text:p text:style-name="P12"><text:tab/><text:span text:style-name="T16">2.b </text:span>- Sinon retour vers la page de connection et message d’erreur</text:p>
      <text:p text:style-name="P1"/>
      <text:p text:style-name="P9"><text:span text:style-name="T16">3. </text:span>L’<text:span text:style-name="T11">utilisateur</text:span> cherche <text:span text:style-name="T1">les informations de</text:span> la carte de lecteur </text:p>
      <text:p text:style-name="P10"><text:span text:style-name="T16">4. </text:span>Le système retourne ses informations </text:p>
      <text:p text:style-name="P24"><text:span text:style-name="T16">5. </text:span>Le système vérifie le nombre d’article déjà empreinté </text:p>
      <text:p text:style-name="P24"/>
      <text:p text:style-name="P37"><text:span text:style-name="T2"><text:tab/></text:span><text:span text:style-name="T6">5.a </text:span><text:span text:style-name="T2">- Si plus de 5 arcticles : </text:span><text:span text:style-name="T3">le programme se stop </text:span></text:p>
      <text:p text:style-name="P25"><text:tab/><text:span text:style-name="T16">5.b </text:span>- Sinon le programme continue</text:p>
      <text:p text:style-name="P25"/>
      <text:p text:style-name="P42"><text:span text:style-name="T16">6. </text:span>L’utilisateur renseig<text:span text:style-name="T18">ne les informations connu du</text:span> document</text:p>
      <text:p text:style-name="P25"><text:span text:style-name="T16">7. </text:span>Le système identifie le document</text:p>
      <text:p text:style-name="P25"><text:span text:style-name="T16">8. </text:span>Le sytème vérifie le stock</text:p>
      <text:p text:style-name="P25"/>
      <text:p text:style-name="P25"><text:tab/><text:span text:style-name="T16">8.a </text:span>- Si le document n’est pas en stock : le programme se stop </text:p>
      <text:p text:style-name="P25"><text:tab/><text:span text:style-name="T16">8.b </text:span>- Sinon le programme continue </text:p>
      <text:p text:style-name="P27"/>
      <text:p text:style-name="P26"><text:span text:style-name="T16">9. </text:span>Le système verifie le type de document </text:p>
      <text:p text:style-name="P33">10. Le système renvoie les informations du document</text:p>
      <text:p text:style-name="P28"><text:span text:style-name="T16">11. </text:span>L’utilisateur renseigne la cote du document</text:p>
      <text:p text:style-name="P28"><text:span text:style-name="T16">12. </text:span>Le système l’analyse et vérifie si elle existe</text:p>
      <text:p text:style-name="P28"><text:tab/><text:span text:style-name="T16">12.a </text:span>- Si elle existe : le programme <text:span text:style-name="T29">en crée une autre</text:span></text:p>
      <text:p text:style-name="P50"><text:span text:style-name="T8"><text:tab/></text:span><text:span text:style-name="T6">12.b </text:span><text:span text:style-name="T8">- Sinon le système c</text:span><text:span text:style-name="T9">ontinue</text:span></text:p>
      <text:p text:style-name="P28"/>
      <text:p text:style-name="P29"><text:span text:style-name="T16">13. </text:span>L’utilisateur renseigne la date d’empreint</text:p>
      <text:p text:style-name="P47"/>
      <text:p text:style-name="P47"/>
      <text:p text:style-name="P40"><text:soft-page-break/><text:span text:style-name="T6">1</text:span><text:span text:style-name="T7">4</text:span><text:span text:style-name="T6">. </text:span><text:span text:style-name="T2">Le système analyse </text:span><text:span text:style-name="T5">la saisie</text:span></text:p>
      <text:p text:style-name="P38"><text:span text:style-name="T2"><text:tab/></text:span><text:span text:style-name="T6">1</text:span><text:span text:style-name="T7">4</text:span><text:span text:style-name="T6">.a </text:span><text:span text:style-name="T2">- </text:span><text:span text:style-name="T4">Si </text:span><text:span text:style-name="T5">elle est valide au format JJ/MM/AAAA</text:span></text:p>
      <text:p text:style-name="P38"><text:span text:style-name="T4"><text:tab/></text:span><text:span text:style-name="T6">1</text:span><text:span text:style-name="T7">4</text:span><text:span text:style-name="T6">.b </text:span><text:span text:style-name="T4">- Sinon </text:span><text:span text:style-name="T5">retour à la saisie date</text:span></text:p>
      <text:p text:style-name="P34"/>
      <text:p text:style-name="P41"><text:span text:style-name="T6">1</text:span><text:span text:style-name="T7">5</text:span><text:span text:style-name="T6">. </text:span><text:span text:style-name="T4">L’utilisateur renseigne </text:span><text:span text:style-name="T2">le numéro de lecteur</text:span></text:p>
      <text:p text:style-name="P40"><text:span text:style-name="T6">1</text:span><text:span text:style-name="T7">6</text:span><text:span text:style-name="T6">. </text:span><text:span text:style-name="T2">Le système analyse </text:span><text:span text:style-name="T5">la saisie</text:span></text:p>
      <text:p text:style-name="P39"><text:span text:style-name="T2"><text:tab/></text:span><text:span text:style-name="T6">1</text:span><text:span text:style-name="T7">6</text:span><text:span text:style-name="T6">.a </text:span><text:span text:style-name="T2">- </text:span><text:span text:style-name="T4">Si </text:span><text:span text:style-name="T5">le numéro est </text:span><text:span text:style-name="T10">connu</text:span><text:span text:style-name="T5"> le programme continue</text:span></text:p>
      <text:p text:style-name="P39"><text:span text:style-name="T4"><text:tab/></text:span><text:span text:style-name="T6">1</text:span><text:span text:style-name="T7">6</text:span><text:span text:style-name="T6">.b </text:span><text:span text:style-name="T4">- Sinon</text:span><text:span text:style-name="T5"> retour à la saisie du numéro de lecteur</text:span></text:p>
      <text:p text:style-name="P30"/>
      <text:p text:style-name="P31"><text:span text:style-name="T16">17. </text:span>L<text:span text:style-name="T12">e système crée un numéro d’empreint</text:span></text:p>
      <text:p text:style-name="P31"/>
      <text:p text:style-name="P36"/>
      <text:p text:style-name="P31"/>
      <text:p text:style-name="P35">18. L’utilisateur valide</text:p>
      <text:p text:style-name="P31"/>
      <text:p text:style-name="P35">19. Le système génére la fiche d’empreint</text:p>
      <text:p text:style-name="P35"/>
      <text:p text:style-name="P32"><text:span text:style-name="T17">20. </text:span>Le cas d’utilisation prend fin. </text:p>
      <text:p text:style-name="P1"/>
      <text:p text:style-name="P1">4)Flot alternatif</text:p>
      <text:p text:style-name="P1"/>
      <text:p text:style-name="P3"><text:span text:style-name="T19">3</text:span>.<text:span text:style-name="T19">a </text:span>Le <text:span text:style-name="T14">lecteur</text:span> n’est pas enregistré </text:p>
      <text:p text:style-name="P2"/>
      <text:p text:style-name="P15">L’<text:span text:style-name="T13">utilisateur</text:span> suspend l’empreint pour enregistrer le <text:span text:style-name="T15">lecteur</text:span></text:p>
      <text:p text:style-name="P13">Une fois le <text:span text:style-name="T15">lecteur</text:span> enregistré, l’empreint du document peu reprendre</text:p>
      <text:p text:style-name="P13"/>
      <text:p text:style-name="P6"><text:span text:style-name="T24">3,b </text:span>Les coordonnées du lecteur sont éronné </text:p>
      <text:p text:style-name="P5"/>
      <text:p text:style-name="P16">L’utilisateur met à jour les données du lecteur</text:p>
      <text:p text:style-name="P14">Une fois le <text:span text:style-name="T15">lecteur</text:span> <text:span text:style-name="T15">mis à jour</text:span>, l’empreint du document peu reprendre</text:p>
      <text:p text:style-name="P2"/>
      <text:p text:style-name="P18"/>
      <text:p text:style-name="P17"/>
      <text:p text:style-name="P7"><text:span text:style-name="T25">9.a</text:span> Le <text:span text:style-name="T16">type de document est un CD-ROM</text:span></text:p>
      <text:p text:style-name="P7"/>
      <text:p text:style-name="P23">Identification du document</text:p>
      <text:p text:style-name="P20">Le système analyse le type de document</text:p>
      <text:p text:style-name="P20"><text:tab/>- si CD-ROM</text:p>
      <text:p text:style-name="P20">Le système renvoie la demande de cotion</text:p>
      <text:p text:style-name="P45"><text:span text:style-name="T26">L’utilisateur s</text:span><text:span text:style-name="T28">aisie les informations</text:span></text:p>
      <text:p text:style-name="P20">Le système l’enregistre</text:p>
      <text:p text:style-name="P22">L’empreint peu reprendre</text:p>
      <text:p text:style-name="P2"/>
      <text:p text:style-name="P8"><text:span text:style-name="T25">9</text:span>.<text:span text:style-name="T25">b</text:span> Le <text:span text:style-name="T16">type de document est un Micro-Film</text:span></text:p>
      <text:p text:style-name="P8"/>
      <text:p text:style-name="P21">Le système analyse le type de document</text:p>
      <text:p text:style-name="P21"><text:tab/>- si <text:span text:style-name="T25">Micro-Film</text:span></text:p>
      <text:p text:style-name="P46"><text:span text:style-name="T26">Le système v</text:span><text:span text:style-name="T27">érifie si un écran est libre</text:span></text:p>
      <text:p text:style-name="P22"><text:tab/>- si oui : l’empreint continue</text:p>
      <text:p text:style-name="P22"><text:soft-page-break/><text:tab/>- si non : sortie du programme</text:p>
      <text:p text:style-name="P4"/>
      <text:p text:style-name="P8"/>
      <text:p text:style-name="P8"><text:span text:style-name="T25">9.c</text:span> Le <text:span text:style-name="T16">type de document est un Journal</text:span></text:p>
      <text:p text:style-name="P8"/>
      <text:p text:style-name="P21">Le système analyse le type de document</text:p>
      <text:p text:style-name="P46"><text:span text:style-name="T26"><text:tab/>- si J</text:span><text:span text:style-name="T27">ournal</text:span></text:p>
      <text:p text:style-name="P21">Le système renvoie <text:span text:style-name="T25">qu’il est consultable uniquement sur place</text:span></text:p>
      <text:p text:style-name="P22">L’empreint peut continuer</text:p>
      <text:p text:style-name="P4"/>
      <text:p text:style-name="P8"/>
      <text:p text:style-name="P43"><text:span text:style-name="T23">9.d</text:span><text:span text:style-name="T20"> Le </text:span><text:span text:style-name="T21">type de document est un L</text:span><text:span text:style-name="T22">ivre</text:span></text:p>
      <text:p text:style-name="P48"/>
      <text:p text:style-name="P21">Le système analyse le type de document</text:p>
      <text:p text:style-name="P46"><text:span text:style-name="T26"><text:tab/>- si L</text:span><text:span text:style-name="T27">ivre</text:span></text:p>
      <text:p text:style-name="P46"><text:span text:style-name="T26">Le système v</text:span><text:span text:style-name="T27">érifie si le livre est consultable uniquement sur place</text:span></text:p>
      <text:p text:style-name="P22"><text:tab/>si oui : retour de l’information et l’empreint continue </text:p>
      <text:p text:style-name="P22"><text:tab/>si non : l’empreint peut continuer</text:p>
      <text:p text:style-name="P44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1-22T09:40:22.156000000</dc:date>
    <meta:editing-duration>PT2H15M2S</meta:editing-duration>
    <meta:editing-cycles>17</meta:editing-cycles>
    <meta:document-statistic meta:table-count="0" meta:image-count="0" meta:object-count="0" meta:page-count="3" meta:paragraph-count="74" meta:word-count="508" meta:character-count="2958" meta:non-whitespace-character-count="2490"/>
  </office:meta>
</office:document-meta>
</file>